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New Sung" svg:font-family="'AR PL New Sung'" style:font-family-generic="system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 fo:min-height="1.5cm" fo:min-width="2.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cm" fo:min-width="3.2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3.25cm"/>
      <style:paragraph-properties style:writing-mode="lr-tb"/>
    </style:style>
    <style:style style:name="gr4" style:family="graphic" style:parent-style-name="standard">
      <style:graphic-properties draw:textarea-vertical-align="middle"/>
      <style:paragraph-properties style:writing-mode="lr-tb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cm" fo:min-width="4.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cm" fo:min-width="2.5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cm" fo:min-width="2.6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cm" fo:min-width="2.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cm" fo:min-width="1.5cm"/>
      <style:paragraph-properties style:writing-mode="lr-tb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fill-color="#dee6ef" draw:textarea-horizontal-align="justify" draw:textarea-vertical-align="middle" draw:auto-grow-height="false" fo:min-height="2.25cm" fo:min-width="14.25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342cm" fo:min-width="1.446cm"/>
      <style:paragraph-properties style:writing-mode="lr-tb"/>
    </style:style>
    <style:style style:name="gr15" style:family="graphic" style:parent-style-name="standard">
      <style:graphic-properties draw:fill-color="#dee6ef" draw:textarea-vertical-align="middle"/>
    </style:style>
    <style:style style:name="gr16" style:family="graphic" style:parent-style-name="objectwithoutfill">
      <style:graphic-properties draw:fill="none" draw:fill-color="#dee6ef" draw:textarea-vertical-align="middle"/>
    </style:style>
    <style:style style:name="gr17" style:family="graphic" style:parent-style-name="objectwithoutfill">
      <style:graphic-properties draw:marker-start="Arrowheads_20_3" draw:marker-start-width="0.3cm" draw:marker-end="Arrowheads_20_4" draw:marker-end-width="0.3cm" draw:fill="none" draw:fill-color="#dee6ef" draw:textarea-vertical-align="middle"/>
    </style:style>
    <style:style style:name="gr18" style:family="graphic" style:parent-style-name="objectwithoutfill">
      <style:graphic-properties draw:marker-start="Arrowheads_20_5" draw:marker-start-width="0.3cm" draw:marker-end="Arrowheads_20_6" draw:marker-end-width="0.3cm" draw:fill="none" draw:fill-color="#dee6ef" draw:textarea-vertical-align="middle"/>
    </style:style>
    <style:style style:name="gr19" style:family="graphic" style:parent-style-name="standard">
      <style:graphic-properties draw:fill-color="#dee6ef" draw:textarea-horizontal-align="justify" draw:textarea-vertical-align="middle" draw:auto-grow-height="false" fo:min-height="1.5cm" fo:min-width="3.5cm"/>
      <style:paragraph-properties style:writing-mode="lr-tb"/>
    </style:style>
    <style:style style:name="gr20" style:family="graphic" style:parent-style-name="objectwithoutfill">
      <style:graphic-properties draw:marker-start="Arrowheads_20_7" draw:marker-start-width="0.3cm" draw:marker-end="Arrowheads_20_8" draw:marker-end-width="0.3cm" draw:fill="none" draw:fill-color="#dee6ef" draw:textarea-vertical-align="middle"/>
    </style:style>
    <style:style style:name="gr21" style:family="graphic" style:parent-style-name="objectwithoutfill">
      <style:graphic-properties draw:marker-start="Arrowheads_20_9" draw:marker-start-width="0.3cm" draw:marker-end="Arrowheads_20_10" draw:marker-end-width="0.3cm" draw:fill="none" draw:fill-color="#dee6ef" draw:textarea-vertical-align="middle"/>
    </style:style>
    <style:style style:name="gr22" style:family="graphic" style:parent-style-name="objectwithoutfill">
      <style:graphic-properties draw:marker-start="Arrowheads_20_13" draw:marker-start-width="0.3cm" draw:marker-end="Arrowheads_20_14" draw:marker-end-width="0.3cm" draw:fill="none" draw:fill-color="#dee6ef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729fcf"/>
      <style:paragraph-properties fo:text-align="center"/>
    </style:style>
    <style:style style:name="P3" style:family="paragraph">
      <style:paragraph-properties fo:text-align="center"/>
      <style:text-properties style:text-position="0% 100%" fo:font-size="8pt"/>
    </style:style>
    <style:style style:name="P4" style:family="paragraph">
      <style:paragraph-properties fo:text-align="center"/>
      <style:text-properties style:text-position="0% 100%" fo:font-size="3.20000004768372pt" style:font-size-asian="15pt" style:font-size-complex="15pt"/>
    </style:style>
    <style:style style:name="P5" style:family="paragraph">
      <style:paragraph-properties fo:text-align="center"/>
      <style:text-properties style:text-position="0% 100%" fo:font-size="3.20000004768372pt" style:font-size-asian="22pt" style:font-size-complex="2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dee6ef"/>
      <style:paragraph-properties fo:text-align="center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 draw:fill-color="#dee6ef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pt" style:font-size-asian="15pt" style:font-size-complex="15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5" draw:id="id15" draw:layer="layout" svg:width="3.25cm" svg:height="1.75cm" svg:x="4.55cm" svg:y="18.75cm">
          <text:p text:style-name="P1"><text:span text:style-name="T1">Age:</text:span></text:p>
          <text:p text:style-name="P1"><text:span text:style-name="T1">1 Mean Absolute </text:span><text:span text:style-name="T1"><text:line-break/></text:span><text:span text:style-name="T1">Error (MAE)</text:span></text:p>
          <text:p text:style-name="P1"><text:span text:style-name="T1">2 Pearson’s 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5" draw:id="id5" draw:layer="layout" svg:width="3.75cm" svg:height="1.25cm" svg:x="8cm" svg:y="1.5cm"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3.75cm" svg:height="1.5cm" svg:x="3.25cm" svg:y="3.5cm">
          <text:p text:style-name="P3"><text:span text:style-name="T2">Features from </text:span><text:span text:style-name="T2"><text:line-break/></text:span><text:span text:style-name="T2">General</text:span><text:span text:style-name="T2"><text:line-break/></text:span><text:span text:style-name="T2">Message</text:span><text:span text:style-name="T2"><text:line-break/></text:span><text:span text:style-name="T2">Characteristic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3.75cm" svg:height="1.5cm" svg:x="8cm" svg:y="3.5cm">
          <text:p text:style-name="P3"><text:span text:style-name="T2">Fe</text:span><text:span text:style-name="T2">atu</text:span><text:span text:style-name="T2">res </text:span><text:span text:style-name="T2">fro</text:span><text:span text:style-name="T2">m</text:span></text:p>
          <text:p text:style-name="P3"><text:span text:style-name="T2">Ps</text:span><text:span text:style-name="T2">yc</text:span><text:span text:style-name="T2">hol</text:span><text:span text:style-name="T2">ing</text:span><text:span text:style-name="T2">uis</text:span><text:span text:style-name="T2">tic</text:span></text:p>
          <text:p text:style-name="P3"><text:span text:style-name="T2">Ch</text:span><text:span text:style-name="T2">ara</text:span><text:span text:style-name="T2">cte</text:span><text:span text:style-name="T2">rist</text:span><text:span text:style-name="T2">ic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3.75cm" svg:height="1.5cm" svg:x="12.75cm" svg:y="3.5cm">
          <text:p text:style-name="P3"><text:span text:style-name="T2">Features from</text:span></text:p>
          <text:p text:style-name="P3"><text:span text:style-name="T2">Emoji</text:span></text:p>
          <text:p text:style-name="P3"><text:span text:style-name="T2">Emoticon</text:span></text:p>
          <draw:enhanced-geometry svg:viewBox="0 0 21600 21600" draw:type="rectangle" draw:enhanced-path="M 0 0 L 21600 0 21600 21600 0 21600 0 0 Z N"/>
        </draw:custom-shape>
        <draw:connector draw:style-name="gr4" draw:text-style-name="P5" xml:id="id4" draw:id="id4" draw:layer="layout" draw:line-skew="0.251cm" svg:x1="5.125cm" svg:y1="3.5cm" svg:x2="14.625cm" svg:y2="3.5cm" draw:start-shape="id1" draw:start-glue-point="0" draw:end-shape="id2" draw:end-glue-point="0" svg:d="M5125 3500v-250h9500v250" svg:viewBox="0 0 9501 251">
          <text:p text:style-name="P3"/>
        </draw:connector>
        <draw:connector draw:style-name="gr4" draw:text-style-name="P5" draw:layer="layout" svg:x1="9.875cm" svg:y1="3.5cm" svg:x2="9.875cm" svg:y2="3.25cm" draw:start-shape="id3" draw:start-glue-point="0" draw:end-shape="id4" draw:end-glue-point="0" svg:d="M9875 3500v-250" svg:viewBox="0 0 1 251">
          <text:p text:style-name="P3"/>
        </draw:connector>
        <draw:connector draw:style-name="gr5" draw:text-style-name="P1" draw:layer="layout" svg:x1="9.875cm" svg:y1="2.75cm" svg:x2="9.875cm" svg:y2="3.25cm" draw:start-shape="id5" draw:start-glue-point="2" draw:end-shape="id4" draw:end-glue-point="0" svg:d="M9875 2750v500" svg:viewBox="0 0 1 501">
          <text:p/>
        </draw:connector>
        <draw:connector draw:style-name="gr5" draw:text-style-name="P1" xml:id="id6" draw:id="id6" draw:layer="layout" svg:x1="5.125cm" svg:y1="5cm" svg:x2="14.625cm" svg:y2="5cm" draw:start-shape="id1" draw:start-glue-point="2" draw:end-shape="id2" draw:end-glue-point="2" svg:d="M5125 5000v501h9500v-501" svg:viewBox="0 0 9501 502">
          <text:p/>
        </draw:connector>
        <draw:connector draw:style-name="gr5" draw:text-style-name="P1" draw:layer="layout" svg:x1="9.875cm" svg:y1="5cm" svg:x2="9.875cm" svg:y2="5.501cm" draw:start-shape="id3" draw:start-glue-point="2" draw:end-shape="id6" draw:end-glue-point="0" svg:d="M9875 5000v501" svg:viewBox="0 0 1 502">
          <text:p/>
        </draw:connector>
        <draw:custom-shape draw:style-name="gr2" draw:text-style-name="P1" xml:id="id7" draw:id="id7" draw:layer="layout" svg:width="3.75cm" svg:height="1.25cm" svg:x="8cm" svg:y="6cm">
          <text:p text:style-name="P1"><text:span text:style-name="T1">Higher Dimensional</text:span></text:p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9.875cm" svg:y1="5.501cm" svg:x2="9.875cm" svg:y2="6cm" draw:start-shape="id6" draw:start-glue-point="0" draw:end-shape="id7" draw:end-glue-point="0" svg:d="M9875 5501v499" svg:viewBox="0 0 1 500">
          <text:p/>
        </draw:connector>
        <draw:custom-shape draw:style-name="gr7" draw:text-style-name="P1" xml:id="id12" draw:id="id12" draw:layer="layout" svg:width="5.1cm" svg:height="1.25cm" svg:x="7.35cm" svg:y="10.95cm">
          <text:p text:style-name="P1"><text:span text:style-name="T1">Higher Dimensional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xml:id="id8" draw:id="id8" draw:layer="layout" svg:width="3.05cm" svg:height="1.25cm" svg:x="1.85cm" svg:y="13.15cm">
          <text:p text:style-name="P1"><text:span text:style-name="T3">Elastic Net</text:span></text:p>
          <text:p text:style-name="P1"><text:span text:style-name="T3">Regularised</text:span></text:p>
          <text:p text:style-name="P1"><text:span text:style-name="T3">Regression Model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10" draw:id="id10" draw:layer="layout" svg:width="3.15cm" svg:height="1.25cm" svg:x="5cm" svg:y="13.15cm">
          <text:p text:style-name="P1"><text:span text:style-name="T3">Ranger</text:span></text:p>
          <text:p text:style-name="P1"><text:span text:style-name="T3">Random Forest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13" draw:id="id13" draw:layer="layout" svg:width="3.15cm" svg:height="1.25cm" svg:x="8.35cm" svg:y="13.15cm">
          <text:p text:style-name="P1"><text:span text:style-name="T3">Conditional</text:span></text:p>
          <text:p text:style-name="P1"><text:span text:style-name="T3">Random Forest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11" draw:id="id11" draw:layer="layout" svg:width="3cm" svg:height="1.25cm" svg:x="11.65cm" svg:y="13.15cm">
          <text:p text:style-name="P1"><text:span text:style-name="T3">SVM with</text:span></text:p>
          <text:p text:style-name="P1"><text:span text:style-name="T3">Gaussian Kernel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xml:id="id9" draw:id="id9" draw:layer="layout" svg:width="2cm" svg:height="1.25cm" svg:x="14.8cm" svg:y="13.15cm">
          <text:p text:style-name="P1"><text:span text:style-name="T3">Baseline</text:span></text:p>
          <text:p text:style-name="P1"><text:span text:style-name="T3">Model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3.375cm" svg:y1="13.15cm" svg:x2="15.8cm" svg:y2="13.15cm" draw:start-shape="id8" draw:start-glue-point="0" draw:end-shape="id9" draw:end-glue-point="0" svg:d="M3375 13150v-501h12425v501" svg:viewBox="0 0 12426 502">
          <text:p/>
        </draw:connector>
        <draw:connector draw:style-name="gr5" draw:text-style-name="P1" draw:layer="layout" svg:x1="6.575cm" svg:y1="13.15cm" svg:x2="13.15cm" svg:y2="13.15cm" draw:start-shape="id10" draw:start-glue-point="0" draw:end-shape="id11" draw:end-glue-point="0" svg:d="M6575 13150v-501h6575v501" svg:viewBox="0 0 6576 502">
          <text:p/>
        </draw:connector>
        <draw:connector draw:style-name="gr12" draw:text-style-name="P6" draw:layer="layout" draw:type="line" svg:x1="9.9cm" svg:y1="12.2cm" svg:x2="9.925cm" svg:y2="13.15cm" draw:start-shape="id12" draw:start-glue-point="2" draw:end-shape="id13" draw:end-glue-point="0" svg:d="M9900 12200l25 950" svg:viewBox="0 0 26 951">
          <text:p/>
        </draw:connector>
        <draw:custom-shape draw:style-name="gr13" draw:text-style-name="P7" xml:id="id14" draw:id="id14" draw:layer="layout" svg:width="14.75cm" svg:height="2.5cm" svg:x="2.55cm" svg:y="15.3cm">
          <text:p text:style-name="P1">Hyper parameter tun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2.75cm" svg:height="2.25cm" svg:x="2.9cm" svg:y="15.4cm">
          <text:p text:style-name="P1"><text:span text:style-name="T4">Inner</text:span></text:p>
          <text:p text:style-name="P1"><text:span text:style-name="T4">Cross</text:span></text:p>
          <text:p text:style-name="P1"><text:span text:style-name="T4">Validation</text:span></text:p>
          <text:p text:style-name="P1"><text:span text:style-name="T4">Lo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2.75cm" svg:height="2.25cm" svg:x="13.95cm" svg:y="15.35cm">
          <text:p text:style-name="P1"><text:span text:style-name="T4">Outer</text:span></text:p>
          <text:p text:style-name="P1"><text:span text:style-name="T4">Cross</text:span></text:p>
          <text:p text:style-name="P1"><text:span text:style-name="T4">Validation</text:span></text:p>
          <text:p text:style-name="P1"><text:span text:style-name="T4">Lo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7" draw:layer="layout" svg:x1="3.375cm" svg:y1="14.4cm" svg:x2="13.15cm" svg:y2="14.4cm" draw:start-shape="id8" draw:start-glue-point="2" draw:end-shape="id11" draw:end-glue-point="2" svg:d="M3375 14400v501h9775v-501" svg:viewBox="0 0 9776 502">
          <text:p/>
        </draw:connector>
        <draw:connector draw:style-name="gr15" draw:text-style-name="P7" draw:layer="layout" svg:x1="6.575cm" svg:y1="14.4cm" svg:x2="13.15cm" svg:y2="14.4cm" draw:start-shape="id10" draw:start-glue-point="2" draw:end-shape="id11" draw:end-glue-point="2" svg:d="M6575 14400v501h6575v-501" svg:viewBox="0 0 6576 502">
          <text:p/>
        </draw:connector>
        <draw:connector draw:style-name="gr16" draw:text-style-name="P9" draw:layer="layout" draw:type="line" svg:x1="9.925cm" svg:y1="14.4cm" svg:x2="9.925cm" svg:y2="15.3cm" draw:start-shape="id13" draw:start-glue-point="2" draw:end-shape="id14" draw:end-glue-point="0" svg:d="M9925 14400v900" svg:viewBox="0 0 1 901">
          <text:p/>
        </draw:connector>
        <draw:custom-shape draw:style-name="gr1" draw:text-style-name="P2" xml:id="id16" draw:id="id16" draw:layer="layout" svg:width="3.25cm" svg:height="1.75cm" svg:x="11.7cm" svg:y="18.75cm">
          <text:p text:style-name="P1"><text:span text:style-name="T1">Gender:</text:span></text:p>
          <text:p text:style-name="P1"><text:span text:style-name="T1">1 AUC</text:span></text:p>
          <text:p text:style-name="P1"><text:span text:style-name="T1">2 F-Score (F1)</text:span></text:p>
          <draw:enhanced-geometry svg:viewBox="0 0 21600 21600" draw:type="rectangle" draw:enhanced-path="M 0 0 L 21600 0 21600 21600 0 21600 0 0 Z N"/>
        </draw:custom-shape>
        <draw:connector draw:style-name="gr17" draw:text-style-name="P9" draw:layer="layout" draw:type="line" svg:x1="7.8cm" svg:y1="19.625cm" svg:x2="9.925cm" svg:y2="17.8cm" draw:start-shape="id15" draw:start-glue-point="1" draw:end-shape="id14" draw:end-glue-point="2" svg:d="M7800 19625l2125-1825" svg:viewBox="0 0 2126 1826">
          <text:p/>
        </draw:connector>
        <draw:connector draw:style-name="gr18" draw:text-style-name="P9" draw:layer="layout" draw:type="line" svg:x1="11.7cm" svg:y1="19.625cm" svg:x2="9.925cm" svg:y2="17.8cm" draw:start-shape="id16" draw:start-glue-point="3" draw:end-shape="id14" draw:end-glue-point="2" svg:d="M11700 19625l-1775-1825" svg:viewBox="0 0 1776 1826">
          <text:p/>
        </draw:connector>
        <draw:custom-shape draw:style-name="gr19" draw:text-style-name="P7" xml:id="id17" draw:id="id17" draw:layer="layout" svg:width="4cm" svg:height="1.75cm" svg:x="7.7cm" svg:y="21.15cm">
          <text:p text:style-name="P1"><text:span text:style-name="T5">T-test</text:span></text:p>
          <text:p text:style-name="P1"><text:span text:style-name="T5">- cross validated</text:span></text:p>
          <text:p text:style-name="P1"><text:span text:style-name="T5">- variance correction</text:span></text:p>
          <text:p text:style-name="P1"><text:span text:style-name="T5">- Bonferroni </text:span><text:span text:style-name="T5">corrected</text:span></text:p>
          <draw:enhanced-geometry svg:viewBox="0 0 21600 21600" draw:type="rectangle" draw:enhanced-path="M 0 0 L 21600 0 21600 21600 0 21600 0 0 Z N"/>
        </draw:custom-shape>
        <draw:connector draw:style-name="gr20" draw:text-style-name="P9" draw:layer="layout" draw:type="line" svg:x1="7.8cm" svg:y1="19.625cm" svg:x2="9.7cm" svg:y2="21.15cm" draw:start-shape="id15" draw:start-glue-point="1" draw:end-shape="id17" draw:end-glue-point="0" svg:d="M7800 19625l1900 1525" svg:viewBox="0 0 1901 1526">
          <text:p/>
        </draw:connector>
        <draw:connector draw:style-name="gr21" draw:text-style-name="P9" draw:layer="layout" draw:type="line" svg:x1="11.7cm" svg:y1="19.625cm" svg:x2="9.7cm" svg:y2="21.15cm" draw:start-shape="id16" draw:start-glue-point="3" draw:end-shape="id17" draw:end-glue-point="0" svg:d="M11700 19625l-2000 1525" svg:viewBox="0 0 2001 1526">
          <text:p/>
        </draw:connector>
        <draw:connector draw:style-name="gr22" draw:text-style-name="P9" draw:layer="layout" draw:type="lines" draw:line-skew="0.649cm 5.749cm" svg:x1="16.8cm" svg:y1="13.775cm" svg:x2="11.7cm" svg:y2="22.025cm" draw:start-shape="id9" draw:start-glue-point="1" draw:end-shape="id17" draw:end-glue-point="1" svg:d="M16800 13775h1150v8250h-6250" svg:viewBox="0 0 6251 8251">
          <text:p/>
        </draw:connector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New Sung" svg:font-family="'AR PL New Sung'" style:font-family-generic="system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Arial" style:font-size-asian="24pt" style:language-asian="zh" style:country-asian="CN" style:font-name-complex="Verdan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30T09:28:57.395229195</meta:creation-date>
    <meta:generator>LibreOffice/7.0.3.1$Linux_X86_64 LibreOffice_project/00$Build-1</meta:generator>
    <dc:date>2020-11-30T13:29:43.927570749</dc:date>
    <meta:editing-duration>PT3H40M29S</meta:editing-duration>
    <meta:editing-cycles>11</meta:editing-cycles>
    <meta:document-statistic meta:object-count="34"/>
  </office:meta>
</office:document-meta>
</file>